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.createDescriptorForPrimitive( IntrospectionConfiguration configuration , Expression propertyExpression , Updater propertyUpda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Property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.BeanProperty( DynaProperty dyna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.createDescriptorForStandard( Expression propertyExpression , Updater propertyUpdater , Introspection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Property.createDescriptorForMap( IntrospectionConfiguration configuration , Expression property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eanProperty.BeanProperty( PropertyDescriptor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Property.configureDescriptor( NodeDescriptor descriptor , Introspection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.BeanProperty( String propertyName , Class propertyType , Expression propertyExpression , Updater propertyUpda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.createXMLDescriptor( IntrospectionConfiguration configura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BeanProperty.createDescriptorForCollective( IntrospectionConfiguration configuration , Updater propertyUpdater , Expression property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Property.getProperty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.getPropert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